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Norm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19cm" fo:min-width="6.167cm" draw:shadow="visib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19cm" fo:min-width="5.911cm" draw:shadow="visib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.741cm" draw:shadow="hidden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svg:stroke-color="#000000" draw:fill-color="#ffffff" fo:min-height="0cm" fo:min-width="0cm"/>
    </style:style>
    <style:style style:name="gr7" style:family="graphic" style:parent-style-name="standard">
      <style:graphic-properties svg:stroke-color="#000000" draw:marker-start="Circle" draw:marker-start-width="0.3cm" draw:marker-end="Arrow" draw:marker-end-width="0.3cm" draw:fill-color="#000000" draw:textarea-vertical-align="middle" draw:shadow="hidden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0.9cm" draw:shadow="hidden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.341cm" draw:shadow="hidden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.1cm" draw:shadow="hidden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.541cm" draw:shadow="hidden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.3cm" draw:shadow="hidden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.141cm" draw:shadow="hidden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.941cm" draw:shadow="hidden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.541cm" draw:shadow="hidden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.9cm" draw:shadow="hidden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447cm" fo:min-width="1.3cm" draw:shadow="hidden"/>
    </style:style>
    <style:style style:name="gr19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style:font-name="arial" fo:font-size="14pt" style:font-size-asian="18pt" style:font-size-complex="18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7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style:font-name="arial" fo:font-size="14pt" style:font-size-asian="18pt" style:font-size-complex="18pt"/>
    </style:style>
    <style:style style:name="T3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6.667cm" svg:height="1.269cm" svg:x="3.8cm" svg:y="4.531cm">
          <text:p text:style-name="P1">TRENE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11cm" svg:height="1.269cm" svg:x="17.989cm" svg:y="4.531cm">
          <text:p text:style-name="P1">ESTACIONE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41cm" svg:height="0.7cm" svg:x="5.759cm" svg:y="9.3cm">
          <text:p text:style-name="P1"><text:span text:style-name="T1">Mensajes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.3cm" svg:height="1.1cm" svg:x="1.1cm" svg:y="1.1cm">
          <draw:text-box>
            <text:p>T.P. – Sistema Operativo</text:p>
          </draw:text-box>
        </draw:frame>
        <draw:frame draw:style-name="gr5" draw:text-style-name="P4" draw:layer="layout" svg:width="27.7cm" svg:height="1.673cm" svg:x="1cm" svg:y="17.9cm">
          <draw:text-box>
            <text:p><text:s text:c="4"/>Integrantes: Alejandro Ugobono, Ezequiel Pirrota, Facundo Palacios, Gonzalo Fernandez, <text:tab/><text:tab/><text:tab/><text:tab/>Mauro Pignata, Mariano Wiñar.</text:p>
          </draw:text-box>
        </draw:frame>
        <draw:custom-shape draw:style-name="gr6" draw:text-style-name="P5" draw:layer="layout" svg:width="3.8cm" svg:height="0.806cm" svg:x="14.9cm" svg:y="7.3cm">
          <text:p><text:span text:style-name="T2">Administración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1.2cm" svg:y1="5.5cm" svg:x2="21.9cm" svg:y2="7.3cm">
          <text:p/>
        </draw:line>
        <draw:custom-shape draw:style-name="gr6" draw:text-style-name="P5" draw:layer="layout" svg:width="3.8cm" svg:height="0.806cm" svg:x="20.1cm" svg:y="7.3cm">
          <text:p><text:span text:style-name="T2">Comunicació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9cm" svg:height="0.806cm" svg:x="24.7cm" svg:y="7.3cm">
          <text:p><text:span text:style-name="T2">Interfaz Gráfic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8cm" svg:height="0.806cm" svg:x="1.1cm" svg:y="7.247cm">
          <text:p><text:span text:style-name="T2">Administración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7cm" svg:y1="5.5cm" svg:x2="7.5cm" svg:y2="7.2cm">
          <text:p/>
        </draw:line>
        <draw:custom-shape draw:style-name="gr6" draw:text-style-name="P5" draw:layer="layout" svg:width="3.7cm" svg:height="0.806cm" svg:x="5.7cm" svg:y="7.247cm">
          <text:p><text:span text:style-name="T2">Comunicació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cm" svg:height="1.361cm" svg:x="10cm" svg:y="7.247cm">
          <text:p><text:span text:style-name="T2">Interfaz Gráfica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4cm" svg:height="0.7cm" svg:x="6cm" svg:y="10.4cm">
          <text:p text:style-name="P1"><text:span text:style-name="T3">Entrad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841cm" svg:height="0.7cm" svg:x="1.259cm" svg:y="9.3cm">
          <text:p text:style-name="P1"><text:span text:style-name="T1">Tiempo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841cm" svg:height="0.7cm" svg:x="3.459cm" svg:y="9.3cm">
          <text:p text:style-name="P1"><text:span text:style-name="T1">Gasoil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4cm" svg:height="0.7cm" svg:x="6cm" svg:y="11.2cm">
          <text:p text:style-name="P1"><text:span text:style-name="T3">Salida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4cm" svg:height="0.7cm" svg:x="3.7cm" svg:y="10.4cm">
          <text:p text:style-name="P1"><text:span text:style-name="T3">Carga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6cm" svg:height="0.7cm" svg:x="3.7cm" svg:y="11.2cm">
          <text:p text:style-name="P1"><text:span text:style-name="T3">Consumo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4cm" svg:height="0.7cm" svg:x="1.5cm" svg:y="10.4cm">
          <text:p text:style-name="P1"><text:span text:style-name="T3">Tiempo de viaj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4cm" svg:height="0.7cm" svg:x="1.5cm" svg:y="11.2cm">
          <text:p text:style-name="P1"><text:span text:style-name="T3">Viaje</text:span>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2.6cm" svg:y1="8cm" svg:x2="2.2cm" svg:y2="9.3cm">
          <text:p/>
        </draw:line>
        <draw:line draw:style-name="gr11" draw:text-style-name="P8" draw:layer="layout" svg:x1="7.4cm" svg:y1="8cm" svg:x2="6.9cm" svg:y2="9.3cm">
          <text:p/>
        </draw:line>
        <draw:custom-shape draw:style-name="gr12" draw:text-style-name="P3" draw:layer="layout" svg:width="2.041cm" svg:height="0.7cm" svg:x="8.459cm" svg:y="9.3cm">
          <text:p text:style-name="P1"><text:span text:style-name="T1">Informe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4cm" svg:height="0.7cm" svg:x="8.7cm" svg:y="10.4cm">
          <text:p text:style-name="P1"><text:span text:style-name="T3">Estad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41cm" svg:height="0.7cm" svg:x="21.059cm" svg:y="9.3cm">
          <text:p text:style-name="P1"><text:span text:style-name="T1">Mensaje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4cm" svg:height="0.7cm" svg:x="21.2cm" svg:y="10.4cm">
          <text:p text:style-name="P1"><text:span text:style-name="T3">Entrada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4cm" svg:height="0.7cm" svg:x="21.2cm" svg:y="11.2cm">
          <text:p text:style-name="P1"><text:span text:style-name="T3">Salida</text:span>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21.9cm" svg:y1="8cm" svg:x2="22.2cm" svg:y2="9.3cm">
          <text:p/>
        </draw:line>
        <draw:custom-shape draw:style-name="gr12" draw:text-style-name="P3" draw:layer="layout" svg:width="2.041cm" svg:height="0.7cm" svg:x="26.559cm" svg:y="9.3cm">
          <text:p text:style-name="P1"><text:span text:style-name="T1">Informes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6cm" svg:height="0.7cm" svg:x="26.8cm" svg:y="10.4cm">
          <text:p text:style-name="P1"><text:span text:style-name="T3">Estado de Tre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8cm" svg:height="0.7cm" svg:x="26.8cm" svg:y="11.2cm">
          <text:p text:style-name="P1"><text:span text:style-name="T3">Estado de Est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641cm" svg:height="0.7cm" svg:x="13.759cm" svg:y="9.3cm">
          <text:p text:style-name="P1"><text:span text:style-name="T1">Andé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" draw:id="id1" draw:layer="layout" svg:width="1.4cm" svg:height="0.7cm" svg:x="13.959cm" svg:y="10.4cm">
          <text:p text:style-name="P1"><text:span text:style-name="T3">Estado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13.718cm" svg:y1="9.65cm" svg:x2="13.959cm" svg:y2="10.75cm" draw:end-shape="id1" draw:end-glue-point="3" svg:d="M13718 9650h-260v1100h501" svg:viewBox="0 0 502 1101">
          <text:p/>
        </draw:connector>
        <draw:connector draw:style-name="gr11" draw:text-style-name="P8" draw:layer="layout" svg:x1="8.418cm" svg:y1="9.625cm" svg:x2="8.659cm" svg:y2="10.725cm" svg:d="M8418 9625h-260v1100h501" svg:viewBox="0 0 502 1101">
          <text:p/>
        </draw:connector>
        <draw:connector draw:style-name="gr11" draw:text-style-name="P8" draw:layer="layout" svg:x1="5.739cm" svg:y1="9.6cm" svg:x2="6cm" svg:y2="10.7cm" svg:d="M5739 9600h-281v1100h542" svg:viewBox="0 0 543 1101">
          <text:p/>
        </draw:connector>
        <draw:connector draw:style-name="gr11" draw:text-style-name="P8" draw:layer="layout" svg:x1="5.739cm" svg:y1="9.6cm" svg:x2="6cm" svg:y2="11.5cm" svg:d="M5739 9600h-281v1900h542" svg:viewBox="0 0 543 1901">
          <text:p/>
        </draw:connector>
        <draw:connector draw:style-name="gr11" draw:text-style-name="P8" draw:layer="layout" svg:x1="1.287cm" svg:y1="9.6cm" svg:x2="1.5cm" svg:y2="10.7cm" svg:d="M1287 9600h-229v1100h442" svg:viewBox="0 0 443 1101">
          <text:p/>
        </draw:connector>
        <draw:connector draw:style-name="gr11" draw:text-style-name="P8" draw:layer="layout" svg:x1="1.287cm" svg:y1="9.6cm" svg:x2="1.5cm" svg:y2="11.5cm" svg:d="M1287 9600h-229v1900h442" svg:viewBox="0 0 443 1901">
          <text:p/>
        </draw:connector>
        <draw:connector draw:style-name="gr11" draw:text-style-name="P8" draw:layer="layout" svg:x1="3.487cm" svg:y1="9.575cm" svg:x2="3.7cm" svg:y2="10.675cm" svg:d="M3487 9575h-229v1100h442" svg:viewBox="0 0 443 1101">
          <text:p/>
        </draw:connector>
        <draw:connector draw:style-name="gr11" draw:text-style-name="P8" draw:layer="layout" svg:x1="3.487cm" svg:y1="9.575cm" svg:x2="3.7cm" svg:y2="11.475cm" svg:d="M3487 9575h-229v1900h442" svg:viewBox="0 0 443 1901">
          <text:p/>
        </draw:connector>
        <draw:connector draw:style-name="gr11" draw:text-style-name="P8" draw:layer="layout" svg:x1="20.918cm" svg:y1="9.625cm" svg:x2="21.159cm" svg:y2="10.725cm" svg:d="M20918 9625h-260v1100h501" svg:viewBox="0 0 502 1101">
          <text:p/>
        </draw:connector>
        <draw:connector draw:style-name="gr11" draw:text-style-name="P8" draw:layer="layout" svg:x1="20.918cm" svg:y1="9.625cm" svg:x2="21.159cm" svg:y2="11.525cm" svg:d="M20918 9625h-260v1900h501" svg:viewBox="0 0 502 1901">
          <text:p/>
        </draw:connector>
        <draw:custom-shape draw:style-name="gr15" draw:text-style-name="P3" draw:layer="layout" svg:width="2.441cm" svg:height="0.7cm" svg:x="23.659cm" svg:y="9.3cm">
          <text:p text:style-name="P1"><text:span text:style-name="T1">Comandos</text:span>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26.7cm" svg:y1="8cm" svg:x2="24.8cm" svg:y2="9.3cm">
          <text:p/>
        </draw:line>
        <draw:custom-shape draw:style-name="gr16" draw:text-style-name="P3" draw:layer="layout" svg:width="2.041cm" svg:height="0.8cm" svg:x="15.859cm" svg:y="9.3cm">
          <text:p text:style-name="P1"><text:span text:style-name="T1">Paso de Tre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" draw:id="id2" draw:layer="layout" svg:width="1.4cm" svg:height="0.7cm" svg:x="16.059cm" svg:y="10.4cm">
          <text:p text:style-name="P1"><text:span text:style-name="T3">Estado de viaje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3" draw:id="id3" draw:layer="layout" svg:width="1.641cm" svg:height="0.7cm" svg:x="16.059cm" svg:y="11.2cm">
          <text:p text:style-name="P1"><text:span text:style-name="T3">Tiempo de espera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15.818cm" svg:y1="9.65cm" svg:x2="16.059cm" svg:y2="10.75cm" draw:end-shape="id2" draw:end-glue-point="3" svg:d="M15818 9650h-260v1100h501" svg:viewBox="0 0 502 1101">
          <text:p/>
        </draw:connector>
        <draw:connector draw:style-name="gr11" draw:text-style-name="P8" draw:layer="layout" svg:x1="15.818cm" svg:y1="9.65cm" svg:x2="16.059cm" svg:y2="11.55cm" draw:end-shape="id3" draw:end-glue-point="3" svg:d="M15818 9650h-261v1900h502" svg:viewBox="0 0 503 1901">
          <text:p/>
        </draw:connector>
        <draw:custom-shape draw:style-name="gr16" draw:text-style-name="P3" draw:layer="layout" svg:width="2.041cm" svg:height="0.8cm" svg:x="18.359cm" svg:y="9.3cm">
          <text:p text:style-name="P1"><text:span text:style-name="T1">Archivo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4" draw:id="id4" draw:layer="layout" svg:width="1.4cm" svg:height="0.7cm" svg:x="18.559cm" svg:y="10.4cm">
          <text:p text:style-name="P1"><text:span text:style-name="T3">Lista de <text:s/>espera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5" draw:id="id5" draw:layer="layout" svg:width="1.4cm" svg:height="0.7cm" svg:x="18.559cm" svg:y="11.2cm">
          <text:p text:style-name="P1"><text:span text:style-name="T3">Trenes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18.318cm" svg:y1="9.65cm" svg:x2="18.559cm" svg:y2="10.75cm" draw:end-shape="id4" draw:end-glue-point="3" svg:d="M18318 9650h-260v1100h501" svg:viewBox="0 0 502 1101">
          <text:p/>
        </draw:connector>
        <draw:connector draw:style-name="gr11" draw:text-style-name="P8" draw:layer="layout" svg:x1="18.318cm" svg:y1="9.65cm" svg:x2="18.559cm" svg:y2="11.55cm" draw:end-shape="id5" draw:end-glue-point="3" svg:d="M18318 9650h-260v1900h501" svg:viewBox="0 0 502 1901">
          <text:p/>
        </draw:connector>
        <draw:custom-shape draw:style-name="gr17" draw:text-style-name="P3" draw:layer="layout" svg:width="2.4cm" svg:height="0.7cm" svg:x="10.8cm" svg:y="9.3cm">
          <text:p text:style-name="P1"><text:span text:style-name="T1">Comandos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10.918cm" svg:y1="9.625cm" svg:x2="11.159cm" svg:y2="10.725cm" svg:d="M10918 9625h-260v1100h501" svg:viewBox="0 0 502 1101">
          <text:p/>
        </draw:connector>
        <draw:connector draw:style-name="gr11" draw:text-style-name="P8" draw:layer="layout" svg:x1="10.918cm" svg:y1="9.625cm" svg:x2="11.159cm" svg:y2="11.525cm" svg:d="M10918 9625h-260v1900h501" svg:viewBox="0 0 502 1901">
          <text:p/>
        </draw:connector>
        <draw:connector draw:style-name="gr11" draw:text-style-name="P8" draw:layer="layout" svg:x1="10.659cm" svg:y1="9.691cm" svg:x2="11.159cm" svg:y2="12.325cm" svg:d="M10659 9691h-1v2634h501" svg:viewBox="0 0 502 2635">
          <text:p/>
        </draw:connector>
        <draw:line draw:style-name="gr11" draw:text-style-name="P8" draw:layer="layout" svg:x1="11.101cm" svg:y1="8.5cm" svg:x2="12.1cm" svg:y2="9.3cm">
          <text:p/>
        </draw:line>
        <draw:line draw:style-name="gr11" draw:text-style-name="P8" draw:layer="layout" svg:x1="2.595cm" svg:y1="8cm" svg:x2="4.4cm" svg:y2="9.3cm">
          <text:p/>
        </draw:line>
        <draw:line draw:style-name="gr7" draw:text-style-name="P6" draw:layer="layout" svg:x1="7.2cm" svg:y1="5.551cm" svg:x2="3cm" svg:y2="7.2cm">
          <text:p/>
        </draw:line>
        <draw:line draw:style-name="gr7" draw:text-style-name="P6" draw:layer="layout" svg:x1="6.9cm" svg:y1="5.551cm" svg:x2="11.1cm" svg:y2="7.2cm">
          <text:p/>
        </draw:line>
        <draw:line draw:style-name="gr11" draw:text-style-name="P8" draw:layer="layout" svg:x1="26.701cm" svg:y1="8cm" svg:x2="27.7cm" svg:y2="9.3cm">
          <text:p/>
        </draw:line>
        <draw:line draw:style-name="gr7" draw:text-style-name="P6" draw:layer="layout" svg:x1="21.4cm" svg:y1="5.6cm" svg:x2="16.9cm" svg:y2="7.2cm">
          <text:p/>
        </draw:line>
        <draw:line draw:style-name="gr7" draw:text-style-name="P6" draw:layer="layout" svg:x1="21.1cm" svg:y1="5.6cm" svg:x2="26.9cm" svg:y2="7.2cm">
          <text:p/>
        </draw:line>
        <draw:line draw:style-name="gr11" draw:text-style-name="P8" draw:layer="layout" svg:x1="11.101cm" svg:y1="8.5cm" svg:x2="9.5cm" svg:y2="9.3cm">
          <text:p/>
        </draw:line>
        <draw:custom-shape draw:style-name="gr8" draw:text-style-name="P7" draw:layer="layout" svg:width="1.4cm" svg:height="0.7cm" svg:x="11.2cm" svg:y="11.9cm">
          <text:p text:style-name="P1"><text:span text:style-name="T3">Partir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8cm" svg:height="0.7cm" svg:x="11.2cm" svg:y="10.4cm">
          <text:p text:style-name="P1"><text:span text:style-name="T3">Registrarse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1.8cm" svg:height="0.697cm" svg:x="11.2cm" svg:y="11.157cm">
          <text:p text:style-name="P1"><text:span text:style-name="T3">Solicita Anden</text:span>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16.748cm" svg:y1="8cm" svg:x2="19.4cm" svg:y2="9.3cm">
          <text:p/>
        </draw:line>
        <draw:line draw:style-name="gr11" draw:text-style-name="P8" draw:layer="layout" svg:x1="16.748cm" svg:y1="8cm" svg:x2="14.6cm" svg:y2="9.3cm">
          <text:p/>
        </draw:line>
        <draw:line draw:style-name="gr11" draw:text-style-name="P8" draw:layer="layout" svg:x1="16.748cm" svg:y1="8cm" svg:x2="16.9cm" svg:y2="9.3cm">
          <text:p/>
        </draw:line>
        <draw:connector draw:style-name="gr19" draw:text-style-name="P9" draw:layer="layout" svg:x1="10.659cm" svg:y1="10.467cm" svg:x2="11.159cm" svg:y2="13.101cm" svg:d="M10659 10467h-1v2634h501" svg:viewBox="0 0 502 2635">
          <text:p/>
        </draw:connector>
        <draw:custom-shape draw:style-name="gr8" draw:text-style-name="P7" draw:layer="layout" svg:width="1.4cm" svg:height="0.7cm" svg:x="11.2cm" svg:y="12.7cm">
          <text:p text:style-name="P1"><text:span text:style-name="T3">Estado</text:span></text:p>
          <draw:enhanced-geometry svg:viewBox="0 0 21600 21600" draw:type="rectangle" draw:enhanced-path="M 0 0 L 21600 0 21600 21600 0 21600 0 0 Z N"/>
        </draw:custom-shape>
        <draw:connector draw:style-name="gr19" draw:text-style-name="P9" draw:layer="layout" svg:x1="10.659cm" svg:y1="11.268cm" svg:x2="11.159cm" svg:y2="13.902cm" svg:d="M10659 11268h-1v2634h501" svg:viewBox="0 0 502 2635">
          <text:p/>
        </draw:connector>
        <draw:custom-shape draw:style-name="gr8" draw:text-style-name="P7" draw:layer="layout" svg:width="1.4cm" svg:height="0.7cm" svg:x="11.2cm" svg:y="13.501cm">
          <text:p text:style-name="P1"><text:span text:style-name="T3">Exit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23.718cm" svg:y1="9.625cm" svg:x2="23.959cm" svg:y2="10.725cm" svg:d="M23718 9625h-260v1100h501" svg:viewBox="0 0 502 1101">
          <text:p/>
        </draw:connector>
        <draw:connector draw:style-name="gr11" draw:text-style-name="P8" draw:layer="layout" svg:x1="23.718cm" svg:y1="9.625cm" svg:x2="23.959cm" svg:y2="11.525cm" svg:d="M23718 9625h-260v1900h501" svg:viewBox="0 0 502 1901">
          <text:p/>
        </draw:connector>
        <draw:connector draw:style-name="gr11" draw:text-style-name="P8" draw:layer="layout" svg:x1="23.459cm" svg:y1="9.691cm" svg:x2="23.959cm" svg:y2="12.325cm" svg:d="M23459 9691h-1v2634h501" svg:viewBox="0 0 502 2635">
          <text:p/>
        </draw:connector>
        <draw:custom-shape draw:style-name="gr13" draw:text-style-name="P7" draw:layer="layout" svg:width="1.8cm" svg:height="0.7cm" svg:x="24cm" svg:y="11.9cm">
          <text:p text:style-name="P1"><text:span text:style-name="T3">Buscar Estació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8cm" svg:height="0.7cm" svg:x="24cm" svg:y="10.4cm">
          <text:p text:style-name="P1"><text:span text:style-name="T3">Estado de Tren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1.8cm" svg:height="0.697cm" svg:x="24cm" svg:y="11.157cm">
          <text:p text:style-name="P1"><text:span text:style-name="T3">Estado de Estación</text:span></text:p>
          <draw:enhanced-geometry svg:viewBox="0 0 21600 21600" draw:type="rectangle" draw:enhanced-path="M 0 0 L 21600 0 21600 21600 0 21600 0 0 Z N"/>
        </draw:custom-shape>
        <draw:connector draw:style-name="gr19" draw:text-style-name="P9" draw:layer="layout" svg:x1="23.459cm" svg:y1="10.467cm" svg:x2="23.959cm" svg:y2="13.101cm" svg:d="M23459 10467h-1v2634h501" svg:viewBox="0 0 502 2635">
          <text:p/>
        </draw:connector>
        <draw:custom-shape draw:style-name="gr13" draw:text-style-name="P7" draw:layer="layout" svg:width="1.8cm" svg:height="0.7cm" svg:x="24cm" svg:y="12.7cm">
          <text:p text:style-name="P1"><text:span text:style-name="T3">Partir Tren</text:span></text:p>
          <draw:enhanced-geometry svg:viewBox="0 0 21600 21600" draw:type="rectangle" draw:enhanced-path="M 0 0 L 21600 0 21600 21600 0 21600 0 0 Z N"/>
        </draw:custom-shape>
        <draw:connector draw:style-name="gr19" draw:text-style-name="P9" draw:layer="layout" svg:x1="23.459cm" svg:y1="11.268cm" svg:x2="23.959cm" svg:y2="13.902cm" svg:d="M23459 11268h-1v2634h501" svg:viewBox="0 0 502 2635">
          <text:p/>
        </draw:connector>
        <draw:custom-shape draw:style-name="gr13" draw:text-style-name="P7" draw:layer="layout" svg:width="1.8cm" svg:height="0.7cm" svg:x="24cm" svg:y="13.501cm">
          <text:p text:style-name="P1"><text:span text:style-name="T3">ClearLog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26.618cm" svg:y1="9.6cm" svg:x2="26.859cm" svg:y2="10.7cm" svg:d="M26618 9600h-260v1100h501" svg:viewBox="0 0 502 1101">
          <text:p/>
        </draw:connector>
        <draw:connector draw:style-name="gr11" draw:text-style-name="P8" draw:layer="layout" svg:x1="26.618cm" svg:y1="9.6cm" svg:x2="26.859cm" svg:y2="11.5cm" svg:d="M26618 9600h-260v1900h501" svg:viewBox="0 0 502 1901">
          <text:p/>
        </draw:connector>
        <draw:connector draw:style-name="gr19" draw:text-style-name="P9" draw:layer="layout" svg:x1="23.459cm" svg:y1="12.069cm" svg:x2="23.959cm" svg:y2="14.703cm" svg:d="M23459 12069h-1v2634h501" svg:viewBox="0 0 502 2635">
          <text:p/>
        </draw:connector>
        <draw:custom-shape draw:style-name="gr13" draw:text-style-name="P7" draw:layer="layout" svg:width="1.8cm" svg:height="0.7cm" svg:x="24cm" svg:y="14.302cm">
          <text:p text:style-name="P1"><text:span text:style-name="T3">ClearReg</text:span></text:p>
          <draw:enhanced-geometry svg:viewBox="0 0 21600 21600" draw:type="rectangle" draw:enhanced-path="M 0 0 L 21600 0 21600 21600 0 21600 0 0 Z N"/>
        </draw:custom-shape>
        <draw:connector draw:style-name="gr19" draw:text-style-name="P9" draw:layer="layout" svg:x1="23.459cm" svg:y1="12.87cm" svg:x2="23.959cm" svg:y2="15.504cm" svg:d="M23459 12870h-1v2634h501" svg:viewBox="0 0 502 2635">
          <text:p/>
        </draw:connector>
        <draw:custom-shape draw:style-name="gr13" draw:text-style-name="P7" draw:layer="layout" svg:width="1.8cm" svg:height="0.7cm" svg:x="24cm" svg:y="15.103cm">
          <text:p text:style-name="P1"><text:span text:style-name="T3">Exi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Norm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6:36:55.061592598</meta:creation-date>
    <dc:date>2019-10-30T12:22:28.118871271</dc:date>
    <meta:editing-duration>PT3H26M12S</meta:editing-duration>
    <meta:editing-cycles>59</meta:editing-cycles>
    <meta:generator>LibreOffice/6.0.7.3$Linux_X86_64 LibreOffice_project/00m0$Build-3</meta:generator>
    <meta:document-statistic meta:object-count="94"/>
  </office:meta>
</office:document-meta>
</file>